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90e0b" officeooo:paragraph-rsid="0034a431"/>
    </style:style>
    <style:style style:name="P2" style:family="paragraph" style:parent-style-name="Text_20_body">
      <style:text-properties officeooo:rsid="00230fda" officeooo:paragraph-rsid="0034a431"/>
    </style:style>
    <style:style style:name="P3" style:family="paragraph" style:parent-style-name="Text_20_body">
      <style:text-properties officeooo:rsid="0025fbca" officeooo:paragraph-rsid="0034a431"/>
    </style:style>
    <style:style style:name="P4" style:family="paragraph" style:parent-style-name="Heading_20_3">
      <style:text-properties officeooo:rsid="00230fda" officeooo:paragraph-rsid="0034a431"/>
    </style:style>
    <style:style style:name="P5" style:family="paragraph" style:parent-style-name="Heading_20_3">
      <style:text-properties officeooo:paragraph-rsid="0034a431"/>
    </style:style>
    <style:style style:name="P6" style:family="paragraph" style:parent-style-name="Text_20_body">
      <style:text-properties officeooo:rsid="00230fda" officeooo:paragraph-rsid="0037b7fe"/>
    </style:style>
    <style:style style:name="P7" style:family="paragraph" style:parent-style-name="Text_20_body">
      <style:text-properties officeooo:rsid="00390e0b" officeooo:paragraph-rsid="0037b7fe"/>
    </style:style>
    <style:style style:name="P8" style:family="paragraph" style:parent-style-name="Text_20_body">
      <style:text-properties officeooo:rsid="0025fbca" officeooo:paragraph-rsid="0037b7fe"/>
    </style:style>
    <style:style style:name="P9" style:family="paragraph" style:parent-style-name="Heading_20_1" style:master-page-name="Right_20_Page">
      <style:paragraph-properties style:page-number="auto"/>
      <style:text-properties officeooo:rsid="00230fda" officeooo:paragraph-rsid="0034a431"/>
    </style:style>
    <style:style style:name="P10" style:family="paragraph" style:parent-style-name="Heading_20_2">
      <style:text-properties officeooo:paragraph-rsid="0037b7fe"/>
    </style:style>
    <style:style style:name="P11" style:family="paragraph" style:parent-style-name="Heading_20_3">
      <style:text-properties officeooo:paragraph-rsid="0037b7fe"/>
    </style:style>
    <style:style style:name="P12" style:family="paragraph" style:parent-style-name="Heading_20_3">
      <style:paragraph-properties fo:margin-top="0.101cm" fo:margin-bottom="0.101cm" loext:contextual-spacing="false"/>
      <style:text-properties officeooo:paragraph-rsid="0037b7fe"/>
    </style:style>
    <style:style style:name="P13" style:family="paragraph" style:parent-style-name="Heading_20_3">
      <style:paragraph-properties fo:margin-top="0.101cm" fo:margin-bottom="0.101cm" loext:contextual-spacing="false"/>
      <style:text-properties officeooo:rsid="00230fda" officeooo:paragraph-rsid="0037b7fe"/>
    </style:style>
    <style:style style:name="T1" style:family="text">
      <style:text-properties officeooo:rsid="00230fda"/>
    </style:style>
    <style:style style:name="T2" style:family="text">
      <style:text-properties officeooo:rsid="0025176e"/>
    </style:style>
    <style:style style:name="T3" style:family="text">
      <style:text-properties officeooo:rsid="00390e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One Tin Soldier</text:h>
      <text:p text:style-name="P10">(<text:span text:style-name="T1">The Original Caste</text:span>)</text:p>
      <text:p text:style-name="Heading_20_3">[INTRO]</text:p>
      <text:p text:style-name="P7">C G Am Em F C F G</text:p>
      <text:p text:style-name="P13">[VERSE 1]</text:p>
      <text:p text:style-name="P6">C <text:s text:c="14"/>G <text:s text:c="9"/><text:span text:style-name="T2">Am</text:span> <text:s text:c="14"/>Em</text:p>
      <text:p text:style-name="P6">Listen children to a story that was written long ago</text:p>
      <text:p text:style-name="P6">F <text:s text:c="14"/>C <text:s text:c="10"/></text:p>
      <text:p text:style-name="P6">'Bout a kingdom on a mountain, </text:p>
      <text:p text:style-name="P6">F <text:s text:c="13"/>G</text:p>
      <text:p text:style-name="P6">and the valley folk below</text:p>
      <text:p text:style-name="P6">C <text:s text:c="14"/>G <text:s text:c="13"/></text:p>
      <text:p text:style-name="P6">On the mountain was a treasure </text:p>
      <text:p text:style-name="P6">Am <text:s text:c="12"/>Em</text:p>
      <text:p text:style-name="P6">buried deep beneath a stone</text:p>
      <text:p text:style-name="P6">F <text:s text:c="13"/>C <text:s text:c="17"/></text:p>
      <text:p text:style-name="P6">And the valley people swore they'd </text:p>
      <text:p text:style-name="P6">F <text:s text:c="16"/><text:span text:style-name="T2">G</text:span> <text:s text:c="3"/>C</text:p>
      <text:p text:style-name="P6">have it for their very own.</text:p>
      <text:p text:style-name="P12">[CHORUS]</text:p>
      <text:p text:style-name="P6">C <text:s text:c="21"/>Em <text:s text:c="2"/></text:p>
      <text:p text:style-name="P6">Go ahead and hate your neighbor, </text:p>
      <text:p text:style-name="P6">F <text:s text:c="19"/>G</text:p>
      <text:p text:style-name="P6">go ahead and cheat a friend</text:p>
      <text:p text:style-name="P6">C <text:s text:c="19"/>Em <text:s text:c="2"/></text:p>
      <text:p text:style-name="P6">Do it in the name of heaven, </text:p>
      <text:p text:style-name="P6"><text:s text:c="8"/>F <text:s text:c="16"/>G</text:p>
      <text:p text:style-name="P6">you can justify it in the end</text:p>
      <text:p text:style-name="P6">C <text:s text:c="26"/>Em <text:s text:c="2"/></text:p>
      <text:p text:style-name="P6">There won't be any trumpets blowing, </text:p>
      <text:p text:style-name="P6">F <text:s text:c="16"/>C <text:s text:c="5"/></text:p>
      <text:p text:style-name="P6">come the judgment day</text:p>
      <text:p text:style-name="P8">C <text:s text:c="27"/>F</text:p>
      <text:p text:style-name="P6">On the bloody morning after </text:p>
      <text:p text:style-name="P6">F <text:s text:c="14"/><text:span text:style-name="T2">G</text:span> <text:s text:c="4"/>C</text:p>
      <text:p text:style-name="P6">one tin soldier rides away.</text:p>
      <text:p text:style-name="P11"><text:soft-page-break/>[VERSE 2]</text:p>
      <text:p text:style-name="P6">C <text:s text:c="12"/>G <text:s text:c="12"/></text:p>
      <text:p text:style-name="P6">So the people of the valley </text:p>
      <text:p text:style-name="P6">Am <text:s text:c="12"/>Em</text:p>
      <text:p text:style-name="P6">sent a message up the hill</text:p>
      <text:p text:style-name="P6">F <text:s text:c="13"/>C <text:s text:c="14"/></text:p>
      <text:p text:style-name="P6">Asking for the buried treasure, </text:p>
      <text:p text:style-name="P6">F <text:s text:c="15"/>G</text:p>
      <text:p text:style-name="P6">tons of gold for which they'd kill</text:p>
      <text:p text:style-name="P6">C <text:s text:c="13"/>G <text:s text:c="12"/></text:p>
      <text:p text:style-name="P6">Came an answer from the kingdom: </text:p>
      <text:p text:style-name="P6">Am <text:s text:c="16"/><text:span text:style-name="T3">Em</text:span></text:p>
      <text:p text:style-name="P6">"With our brothers we will share</text:p>
      <text:p text:style-name="P6">F <text:s text:c="14"/>C <text:s text:c="15"/></text:p>
      <text:p text:style-name="P6">All the secrets of our mountain, </text:p>
      <text:p text:style-name="P6">F <text:s text:c="13"/><text:span text:style-name="T2">G <text:s text:c="2"/></text:span><text:s text:c="3"/>C</text:p>
      <text:p text:style-name="P6">all the riches buried there."</text:p>
      <text:p text:style-name="P11">[CHORUS]</text:p>
      <text:p text:style-name="P6">C <text:s text:c="21"/>Em <text:s text:c="2"/></text:p>
      <text:p text:style-name="P6">Go ahead and hate your neighbor, </text:p>
      <text:p text:style-name="P6">F <text:s text:c="19"/>G</text:p>
      <text:p text:style-name="P6">go ahead and cheat a friend</text:p>
      <text:p text:style-name="P6">C <text:s text:c="19"/>Em <text:s text:c="2"/></text:p>
      <text:p text:style-name="P6">Do it in the name of heaven, </text:p>
      <text:p text:style-name="P6"><text:s text:c="8"/>F <text:s text:c="16"/>G</text:p>
      <text:p text:style-name="P6">you can justify it in the end</text:p>
      <text:p text:style-name="P6">C <text:s text:c="26"/>Em <text:s text:c="2"/></text:p>
      <text:p text:style-name="P6">There won't be any trumpets blowing, </text:p>
      <text:p text:style-name="P6">F <text:s text:c="16"/>C <text:s text:c="5"/></text:p>
      <text:p text:style-name="P6">come the judgment day</text:p>
      <text:p text:style-name="P8">C <text:s text:c="27"/>F</text:p>
      <text:p text:style-name="P6">On the bloody morning after </text:p>
      <text:p text:style-name="P6">F <text:s text:c="14"/><text:span text:style-name="T2">G</text:span> <text:s text:c="4"/>C</text:p>
      <text:p text:style-name="P6">one tin soldier rides away.</text:p>
      <text:p text:style-name="P6"/>
      <text:p text:style-name="P6"/>
      <text:p text:style-name="P6"/>
      <text:p text:style-name="P6"><text:soft-page-break/></text:p>
      <text:p text:style-name="P6"/>
      <text:p text:style-name="P11">[VERSE 3]</text:p>
      <text:p text:style-name="P6">C <text:s text:c="13"/>G <text:s text:c="12"/></text:p>
      <text:p text:style-name="P6">Now the valley cried with anger, </text:p>
      <text:p text:style-name="P6">Am <text:s text:c="16"/>Em <text:s/></text:p>
      <text:p text:style-name="P6">mount your horses, draw your sword!</text:p>
      <text:p text:style-name="P6">F <text:s text:c="18"/>C <text:s text:c="11"/></text:p>
      <text:p text:style-name="P6">And they killed the mountain people, </text:p>
      <text:p text:style-name="P6">F <text:s text:c="20"/>G</text:p>
      <text:p text:style-name="P6">sure they’d won their just reward</text:p>
      <text:p text:style-name="P6">C <text:s text:c="15"/>G <text:s text:c="16"/></text:p>
      <text:p text:style-name="P6">Now they stood beside the treasure </text:p>
      <text:p text:style-name="P6">Am <text:s text:c="13"/>Em</text:p>
      <text:p text:style-name="P6">on the mountain dark and red</text:p>
      <text:p text:style-name="P6">F <text:s text:c="19"/>C</text:p>
      <text:p text:style-name="P6">Turned the stone and looked beneath it - </text:p>
      <text:p text:style-name="P6">F <text:s text:c="19"/><text:span text:style-name="T3">G</text:span> <text:s text:c="5"/>C</text:p>
      <text:p text:style-name="P6">"Peace on Earth" was all it said.</text:p>
      <text:p text:style-name="P11">[CHORUS]</text:p>
      <text:p text:style-name="P6">C <text:s text:c="21"/>Em <text:s text:c="2"/></text:p>
      <text:p text:style-name="P6">Go ahead and hate your neighbor, </text:p>
      <text:p text:style-name="P6">F <text:s text:c="19"/>G</text:p>
      <text:p text:style-name="P6">go ahead and cheat a friend</text:p>
      <text:p text:style-name="P6">C <text:s text:c="19"/>Em <text:s text:c="2"/></text:p>
      <text:p text:style-name="P6">Do it in the name of heaven, </text:p>
      <text:p text:style-name="P6"><text:s text:c="8"/>F <text:s text:c="16"/>G</text:p>
      <text:p text:style-name="P6">you can justify it in the end</text:p>
      <text:p text:style-name="P6">C <text:s text:c="26"/>Em <text:s text:c="2"/></text:p>
      <text:p text:style-name="P6">There won't be any trumpets blowing, </text:p>
      <text:p text:style-name="P6">F <text:s text:c="16"/>C <text:s text:c="5"/></text:p>
      <text:p text:style-name="P6">come the judgment day</text:p>
      <text:p text:style-name="P8">C <text:s text:c="27"/>F</text:p>
      <text:p text:style-name="P6">On the bloody morning after </text:p>
      <text:p text:style-name="P6">F <text:s text:c="14"/><text:span text:style-name="T2">G</text:span> <text:s text:c="4"/>C</text:p>
      <text:p text:style-name="P6">one tin soldier rides away.</text:p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2M37S</meta:editing-duration>
    <meta:editing-cycles>41</meta:editing-cycles>
    <meta:generator>LibreOffice/5.2.7.2$Linux_X86_64 LibreOffice_project/20m0$Build-2</meta:generator>
    <dc:title>Lyrics + Chords</dc:title>
    <dc:date>2017-10-17T08:12:56.499825932</dc:date>
    <meta:print-date>2017-04-03T12:23:29.985893000</meta:print-date>
    <meta:document-statistic meta:table-count="0" meta:image-count="0" meta:object-count="0" meta:page-count="4" meta:paragraph-count="104" meta:word-count="406" meta:character-count="2803" meta:non-whitespace-character-count="140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